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lide 30, “Computing coefficient of each ensemble component”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(1-[.A5])/[.A5]" office:value-type="float" office:value="99" calcext:value-type="float">
            <text:p>99</text:p>
          </table:table-cell>
          <table:table-cell table:formula="of:=0.5*LN([.B5])" office:value-type="float" office:value="2.29755992506729" calcext:value-type="float">
            <text:p>2.29755992506729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-[.A6])/[.A6]" office:value-type="float" office:value="1" calcext:value-type="float">
            <text:p>1</text:p>
          </table:table-cell>
          <table:table-cell table:formula="of:=0.5*LN([.B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(1-[.A7])/[.A7]" office:value-type="float" office:value="0.0101010101010101" calcext:value-type="float">
            <text:p>0.01010101010101</text:p>
          </table:table-cell>
          <table:table-cell table:formula="of:=0.5*LN([.B7])" office:value-type="float" office:value="-2.29755992506729" calcext:value-type="float">
            <text:p>-2.29755992506729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lide 3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^t</text:p>
          </table:table-cell>
          <table:table-cell table:number-columns-repeated="1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table:formula="of:=EXP([.B14]*[.A14])" office:value-type="float" office:value="0.100258843722804" calcext:value-type="float">
            <text:p>0.100258843722804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EXP([.B15]*[.A1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EXP([.B16]*[.A16])" office:value-type="float" office:value="9.97418245481472" calcext:value-type="float">
            <text:p>9.9741824548147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EXP([.B17]*[.A17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eek 5 ‘Boosting’ quiz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z Q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0.5*LN((1-[.C22])/[.C22])" office:value-type="float" office:value="0.549306144334055" calcext:value-type="float">
            <text:p>0.5493061443340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uiz Q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table:formula="of:=0.5*LN((1-[.C25])/[.C25])" office:value-type="float" office:value="1.09861228866811" calcext:value-type="float">
            <text:p>1.09861228866811</text:p>
          </table:table-cell>
          <table:table-cell office:value-type="string" calcext:value-type="string">
            <text:p>Best.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09861228866811" calcext:value-type="float">
            <text:p>1.09861228866811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table:formula="of:=0.5*LN((1-[.C26])/[.C26])" office:value-type="float" office:value="0.423648930193602" calcext:value-type="float">
            <text:p>0.42364893019360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423648930193602" calcext:value-type="float">
            <text:p>0.423648930193602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table:formula="of:=0.5*LN((1-[.C27])/[.C27]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table:formula="of:=0.5*LN((1-[.C28])/[.C28])" office:value-type="float" office:value="-0.423648930193602" calcext:value-type="float">
            <text:p>-0.42364893019360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-0.423648930193602" calcext:value-type="float">
            <text:p>-0.423648930193602</text:p>
          </table:table-cell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2"/>
          <table:table-cell table:formula="of:=0.5*LN((1-[.C29])/[.C29])" office:value-type="float" office:value="-2.29755992506729" calcext:value-type="float">
            <text:p>-2.29755992506729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-2.29755992506729" calcext:value-type="float">
            <text:p>-2.2975599250672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uiz Q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33]*([.B33]+[.C33])*[.D33]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34]*([.B34]+[.C34])*[.D34]" office:value-type="float" office:value="-0.35" calcext:value-type="float">
            <text:p>-0.35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35]*([.B35]+[.C35])*[.D35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A36]*([.B36]+[.C36])*[.D36]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SUM([.F33:.F36])" office:value-type="float" office:value="0.55" calcext:value-type="float">
            <text:p>0.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1:43:56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6:27:00.701000000</meta:creation-date>
    <meta:generator>LibreOffice/5.2.3.3$Windows_X86_64 LibreOffice_project/d54a8868f08a7b39642414cf2c8ef2f228f780cf</meta:generator>
    <dc:date>2017-02-04T13:13:35.863000000</dc:date>
    <meta:editing-duration>PT23H36M49S</meta:editing-duration>
    <meta:editing-cycles>2</meta:editing-cycles>
    <meta:document-statistic meta:table-count="1" meta:cell-count="77" meta:object-count="0"/>
  </office:meta>
</office:document-meta>
</file>